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4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0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80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15"/>
          <table:table-cell table:style-name="ce4"/>
          <table:table-cell table:style-name="ce15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25" office:value-type="string" calcext:value-type="string">
            <text:p>28,2,1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])" office:value-type="string" office:string-value="1,3,5" calcext:value-type="string">
            <text:p>1,3,5</text:p>
          </table:table-cell>
          <table:table-cell table:style-name="ce25" office:value-type="string" calcext:value-type="string">
            <text:p>28,2,6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59])" office:value-type="string" office:string-value="4,55" calcext:value-type="string">
            <text:p>4,55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5" office:value-type="string" calcext:value-type="string">
            <text:p>36,5,5,5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;[.$A$13])" office:value-type="string" office:string-value="1,2,7,8,9" calcext:value-type="string">
            <text:p>1,2,7,8,9</text:p>
          </table:table-cell>
          <table:table-cell table:style-name="ce25" office:value-type="string" calcext:value-type="string">
            <text:p>36,5,5,5,1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16])" office:value-type="string" office:string-value="1,2,12" calcext:value-type="string">
            <text:p>1,2,12</text:p>
          </table:table-cell>
          <table:table-cell table:style-name="ce20" office:value-type="string" calcext:value-type="string">
            <text:p>24,2,8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)" office:value-type="string" office:string-value="1,2,12,13" calcext:value-type="string">
            <text:p>1,2,12,13</text:p>
          </table:table-cell>
          <table:table-cell table:style-name="ce4" office:value-type="string" calcext:value-type="string">
            <text:p>24,2,2,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16:.$A$17];[.$A$18])" office:value-type="string" office:string-value="1,2,12,13,14" calcext:value-type="string">
            <text:p>1,2,12,13,14</text:p>
          </table:table-cell>
          <table:table-cell table:style-name="ce6" office:value-type="string" calcext:value-type="string">
            <text:p>24,2,2,2,24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;[.$A$18];[.$A$19])" office:value-type="string" office:string-value="1,2,12,13,14,15" calcext:value-type="string">
            <text:p>1,2,12,13,14,15</text:p>
          </table:table-cell>
          <table:table-cell table:style-name="ce20" office:value-type="string" calcext:value-type="string">
            <text:p>24,2,2,2,24,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1])" office:value-type="string" office:string-value="17" calcext:value-type="string">
            <text:p>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3])" office:value-type="string" office:string-value="17,18,19" calcext:value-type="string">
            <text:p>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4])" office:value-type="string" office:string-value="17,18,19,20" calcext:value-type="string">
            <text:p>17,18,19,20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5])" office:value-type="string" office:string-value="17,18,19,20,21" calcext:value-type="string">
            <text:p>17,18,19,20,21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6])" office:value-type="string" office:string-value="17,18,19,20,21,22" calcext:value-type="string">
            <text:p>17,18,19,20,21,22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8])" office:value-type="string" office:string-value="24" calcext:value-type="string">
            <text:p>2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9])" office:value-type="string" office:string-value="24,25" calcext:value-type="string">
            <text:p>24,2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0])" office:value-type="string" office:string-value="24,25,26" calcext:value-type="string">
            <text:p>24,25,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1])" office:value-type="string" office:string-value="24,25,26,27" calcext:value-type="string">
            <text:p>24,25,26,27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2])" office:value-type="string" office:string-value="24,25,26,27,28" calcext:value-type="string">
            <text:p>24,25,26,27,28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3])" office:value-type="string" office:string-value="24,25,26,27,28,29" calcext:value-type="string">
            <text:p>24,25,26,27,28,29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:.$A$36])" office:value-type="string" office:string-value="1,31,32" calcext:value-type="string">
            <text:p>1,31,32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7])" office:value-type="string" office:string-value="1,31,32,33" calcext:value-type="string">
            <text:p>1,31,32,33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:.$A$40])" office:value-type="string" office:string-value="35,36" calcext:value-type="string">
            <text:p>35,36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9:.$A$41])" office:value-type="string" office:string-value="35,36,37" calcext:value-type="string">
            <text:p>35,36,37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3])" office:value-type="string" office:string-value="1,2,7,8,39" calcext:value-type="string">
            <text:p>1,2,7,8,39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4])" office:value-type="string" office:string-value="1,2,7,8,39,40" calcext:value-type="string">
            <text:p>1,2,7,8,39,40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5])" office:value-type="string" office:string-value="1,2,7,8,39,40,41" calcext:value-type="string">
            <text:p>1,2,7,8,39,40,41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6])" office:value-type="string" office:string-value="1,2,7,8,39,40,41,42" calcext:value-type="string">
            <text:p>1,2,7,8,39,40,41,42</text:p>
          </table:table-cell>
          <table:table-cell table:style-name="ce20" office:value-type="string" calcext:value-type="string">
            <text:p>24,2,5,10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7])" office:value-type="string" office:string-value="1,2,7,8,39,40,41,42,43" calcext:value-type="string">
            <text:p>1,2,7,8,39,40,41,42,43</text:p>
          </table:table-cell>
          <table:table-cell table:style-name="ce20" office:value-type="string" calcext:value-type="string">
            <text:p>24,2,5,10,2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8])" office:value-type="string" office:string-value="1,2,7,8,39,40,41,42,43,44" calcext:value-type="string">
            <text:p>1,2,7,8,39,40,41,42,43,44</text:p>
          </table:table-cell>
          <table:table-cell table:style-name="ce20" office:value-type="string" calcext:value-type="string">
            <text:p>24,2,5,10,2,2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25" office:value-type="string" calcext:value-type="string">
            <text:p>32,5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2])" office:value-type="string" office:string-value="3,8" calcext:value-type="string">
            <text:p>3,8</text:p>
          </table:table-cell>
          <table:table-cell table:style-name="ce4" office:value-type="float" office:value="20" calcext:value-type="float">
            <text:p>20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6,1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4])" office:value-type="string" office:string-value="1,50" calcext:value-type="string">
            <text:p>1,50</text:p>
          </table:table-cell>
          <table:table-cell table:style-name="ce4" office:value-type="string" calcext:value-type="string">
            <text:p>1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5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ARM</text:p>
          </table:table-cell>
          <table:table-cell table:style-name="ce4"/>
          <table:table-cell table:style-name="ce4" office:value-type="string" calcext:value-type="string">
            <text:p>VILLAGER_BASE_F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10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])" office:value-type="string" office:string-value="1,50,52,55" calcext:value-type="string">
            <text:p>1,50,52,55</text:p>
          </table:table-cell>
          <table:table-cell table:style-name="ce4" office:value-type="string" calcext:value-type="string">
            <text:p>10,4,4,8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:.$A$60])" office:value-type="string" office:string-value="1,50,52,55,56" calcext:value-type="string">
            <text:p>1,50,52,55,56</text:p>
          </table:table-cell>
          <table:table-cell table:style-name="ce4" office:value-type="string" calcext:value-type="string">
            <text:p>10,4,4,8,8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4];[.$A$56];[.$A$59:.$A$61])" office:value-type="string" office:string-value="1,50,52,55,56,57" calcext:value-type="string">
            <text:p>1,50,52,55,56,57</text:p>
          </table:table-cell>
          <table:table-cell table:style-name="ce4" office:value-type="string" calcext:value-type="string">
            <text:p>14,4,4,4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3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R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65])" office:value-type="string" office:string-value="1,61" calcext:value-type="string">
            <text:p>1,61</text:p>
          </table:table-cell>
          <table:table-cell table:style-name="ce4" office:value-type="float" office:value="7" calcext:value-type="float">
            <text:p>7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68])" office:value-type="string" office:string-value="1,2,64" calcext:value-type="string">
            <text:p>1,2,64</text:p>
          </table:table-cell>
          <table:table-cell table:style-name="ce4" office:value-type="string" calcext:value-type="string">
            <text:p>22,12,1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TOWN_CENT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F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7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15"/>
          <table:table-cell table:style-name="ce4"/>
          <table:table-cell table:style-name="ce15" table:formula="of:=COM.MICROSOFT.TEXTJOIN(&quot;,&quot;;1;[.$A$5];[.$A$7];[.$A$8])" office:value-type="string" office:string-value="1,3,4" calcext:value-type="string">
            <text:p>1,3,4</text:p>
          </table:table-cell>
          <table:table-cell table:style-name="ce25" office:value-type="string" calcext:value-type="string">
            <text:p>28,2,1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style-name="ce15" table:formula="of:=COM.MICROSOFT.TEXTJOIN(&quot;,&quot;;1;[.$A$5];[.$A$7];[.$A$9])" office:value-type="string" office:string-value="1,3,5" calcext:value-type="string">
            <text:p>1,3,5</text:p>
          </table:table-cell>
          <table:table-cell table:style-name="ce25" office:value-type="string" calcext:value-type="string">
            <text:p>28,2,6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8];[.$A$59])" office:value-type="string" office:string-value="4,55" calcext:value-type="string">
            <text:p>4,55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5" office:value-type="string" calcext:value-type="string">
            <text:p>36,5,5,5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6];[.$A$11];[.$A$12];[.$A$13])" office:value-type="string" office:string-value="1,2,7,8,9" calcext:value-type="string">
            <text:p>1,2,7,8,9</text:p>
          </table:table-cell>
          <table:table-cell table:style-name="ce25" office:value-type="string" calcext:value-type="string">
            <text:p>36,5,5,5,1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/>
          <table:table-cell table:style-name="ce25"/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20" office:value-type="string" calcext:value-type="string">
            <text:p>24,2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5];[.$A$6];[.$A$16])" office:value-type="string" office:string-value="1,2,12" calcext:value-type="string">
            <text:p>1,2,12</text:p>
          </table:table-cell>
          <table:table-cell table:style-name="ce20" office:value-type="string" calcext:value-type="string">
            <text:p>24,2,8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)" office:value-type="string" office:string-value="1,2,12,13" calcext:value-type="string">
            <text:p>1,2,12,13</text:p>
          </table:table-cell>
          <table:table-cell table:style-name="ce4" office:value-type="string" calcext:value-type="string">
            <text:p>24,2,2,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4" table:content-validation-name="val7" office:value-type="string" calcext:value-type="string">
            <text:p>Loose</text:p>
          </table:table-cell>
          <table:table-cell table:style-name="ce24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5];[.$A$6];[.$A$16:.$A$17];[.$A$18])" office:value-type="string" office:string-value="1,2,12,13,14" calcext:value-type="string">
            <text:p>1,2,12,13,14</text:p>
          </table:table-cell>
          <table:table-cell table:style-name="ce6" office:value-type="string" calcext:value-type="string">
            <text:p>24,2,2,2,24</text:p>
          </table:table-cell>
          <table:table-cell table:style-name="ce24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Tight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5];[.$A$6];[.$A$16:.$A$17];[.$A$18];[.$A$19])" office:value-type="string" office:string-value="1,2,12,13,14,15" calcext:value-type="string">
            <text:p>1,2,12,13,14,15</text:p>
          </table:table-cell>
          <table:table-cell table:style-name="ce20" office:value-type="string" calcext:value-type="string">
            <text:p>24,2,2,2,24,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1])" office:value-type="string" office:string-value="17" calcext:value-type="string">
            <text:p>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3])" office:value-type="string" office:string-value="17,18,19" calcext:value-type="string">
            <text:p>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4])" office:value-type="string" office:string-value="17,18,19,20" calcext:value-type="string">
            <text:p>17,18,19,20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5])" office:value-type="string" office:string-value="17,18,19,20,21" calcext:value-type="string">
            <text:p>17,18,19,20,21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1:.$A$26])" office:value-type="string" office:string-value="17,18,19,20,21,22" calcext:value-type="string">
            <text:p>17,18,19,20,21,22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8])" office:value-type="string" office:string-value="24" calcext:value-type="string">
            <text:p>2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29])" office:value-type="string" office:string-value="24,25" calcext:value-type="string">
            <text:p>24,2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0])" office:value-type="string" office:string-value="24,25,26" calcext:value-type="string">
            <text:p>24,25,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1])" office:value-type="string" office:string-value="24,25,26,27" calcext:value-type="string">
            <text:p>24,25,26,27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2])" office:value-type="string" office:string-value="24,25,26,27,28" calcext:value-type="string">
            <text:p>24,25,26,27,28</text:p>
          </table:table-cell>
          <table:table-cell table:style-name="ce25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CK1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28:.$A$33])" office:value-type="string" office:string-value="24,25,26,27,28,29" calcext:value-type="string">
            <text:p>24,25,26,27,28,29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3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5:.$A$36])" office:value-type="string" office:string-value="1,31,32" calcext:value-type="string">
            <text:p>1,31,32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];[.$A$35:.$A$37])" office:value-type="string" office:string-value="1,31,32,33" calcext:value-type="string">
            <text:p>1,31,32,33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3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9:.$A$40])" office:value-type="string" office:string-value="35,36" calcext:value-type="string">
            <text:p>35,36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39:.$A$41])" office:value-type="string" office:string-value="35,36,37" calcext:value-type="string">
            <text:p>35,36,37</text:p>
          </table:table-cell>
          <table:table-cell table:style-name="ce20" office:value-type="string" calcext:value-type="string">
            <text:p>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)" office:value-type="string" office:string-value="1,2,7,8" calcext:value-type="string">
            <text:p>1,2,7,8</text:p>
          </table:table-cell>
          <table:table-cell table:style-name="ce20" office:value-type="string" calcext:value-type="string">
            <text:p>24,2,5,10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3])" office:value-type="string" office:string-value="1,2,7,8,39" calcext:value-type="string">
            <text:p>1,2,7,8,39</text:p>
          </table:table-cell>
          <table:table-cell table:style-name="ce20" office:value-type="string" calcext:value-type="string">
            <text:p>24,2,5,10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4])" office:value-type="string" office:string-value="1,2,7,8,39,40" calcext:value-type="string">
            <text:p>1,2,7,8,39,40</text:p>
          </table:table-cell>
          <table:table-cell table:style-name="ce20" office:value-type="string" calcext:value-type="string">
            <text:p>24,2,5,10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3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5])" office:value-type="string" office:string-value="1,2,7,8,39,40,41" calcext:value-type="string">
            <text:p>1,2,7,8,39,40,41</text:p>
          </table:table-cell>
          <table:table-cell table:style-name="ce20" office:value-type="string" calcext:value-type="string">
            <text:p>24,2,5,10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6])" office:value-type="string" office:string-value="1,2,7,8,39,40,41,42" calcext:value-type="string">
            <text:p>1,2,7,8,39,40,41,42</text:p>
          </table:table-cell>
          <table:table-cell table:style-name="ce20" office:value-type="string" calcext:value-type="string">
            <text:p>24,2,5,10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7])" office:value-type="string" office:string-value="1,2,7,8,39,40,41,42,43" calcext:value-type="string">
            <text:p>1,2,7,8,39,40,41,42,43</text:p>
          </table:table-cell>
          <table:table-cell table:style-name="ce20" office:value-type="string" calcext:value-type="string">
            <text:p>24,2,5,10,2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6];[.$A$11];[.$A$12];[.$A$43:.$A$48])" office:value-type="string" office:string-value="1,2,7,8,39,40,41,42,43,44" calcext:value-type="string">
            <text:p>1,2,7,8,39,40,41,42,43,44</text:p>
          </table:table-cell>
          <table:table-cell table:style-name="ce20" office:value-type="string" calcext:value-type="string">
            <text:p>24,2,5,10,2,2,2,2,2,2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DLC_BEAR</text:p>
          </table:table-cell>
          <table:table-cell/>
          <table:table-cell table:style-name="Default" table:number-columns-repeated="2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25" office:value-type="string" calcext:value-type="string">
            <text:p>32,5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7];[.$A$12])" office:value-type="string" office:string-value="3,8" calcext:value-type="string">
            <text:p>3,8</text:p>
          </table:table-cell>
          <table:table-cell table:style-name="ce4" office:value-type="float" office:value="20" calcext:value-type="float">
            <text:p>20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OUTPOST</text:p>
          </table:table-cell>
          <table:table-cell table:style-name="ce4" table:number-columns-repeated="3"/>
          <table:table-cell table:style-name="ce23" table:content-validation-name="val3" office:value-type="string" calcext:value-type="string">
            <text:p>Player Assigned Gaia Un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23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CASTL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10,2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WATCH_TOW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6,1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BARRACKS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$A$5];[.$A$54])" office:value-type="string" office:string-value="1,50" calcext:value-type="string">
            <text:p>1,50</text:p>
          </table:table-cell>
          <table:table-cell table:style-name="ce4" office:value-type="string" calcext:value-type="string">
            <text:p>1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HOUS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5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FARM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)" office:value-type="string" office:string-value="1,50,52" calcext:value-type="string">
            <text:p>1,50,52</text:p>
          </table:table-cell>
          <table:table-cell table:style-name="ce4" office:value-type="string" calcext:value-type="string">
            <text:p>10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])" office:value-type="string" office:string-value="1,50,52,55" calcext:value-type="string">
            <text:p>1,50,52,55</text:p>
          </table:table-cell>
          <table:table-cell table:style-name="ce4" office:value-type="string" calcext:value-type="string">
            <text:p>10,4,4,8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4];[.$A$56];[.$A$59:.$A$60])" office:value-type="string" office:string-value="1,50,52,55,56" calcext:value-type="string">
            <text:p>1,50,52,55,56</text:p>
          </table:table-cell>
          <table:table-cell table:style-name="ce4" office:value-type="string" calcext:value-type="string">
            <text:p>10,4,4,8,8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BOAR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15" table:formula="of:=COM.MICROSOFT.TEXTJOIN(&quot;,&quot;;1;[.$A$5];[.$A$54];[.$A$56];[.$A$59:.$A$61])" office:value-type="string" office:string-value="1,50,52,55,56,57" calcext:value-type="string">
            <text:p>1,50,52,55,56,57</text:p>
          </table:table-cell>
          <table:table-cell table:style-name="ce4" office:value-type="string" calcext:value-type="string">
            <text:p>14,4,4,4,4,4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22,1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15" table:formula="of:=COM.MICROSOFT.TEXTJOIN(&quot;,&quot;;1;[.$A$5];[.$A$6];[.$A$63])" office:value-type="string" office:string-value="1,2,59" calcext:value-type="string">
            <text:p>1,2,59</text:p>
          </table:table-cell>
          <table:table-cell table:style-name="ce4" office:value-type="string" calcext:value-type="string">
            <text:p>22,12,1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KING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2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3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1:37:07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12:42:57.423000000</dc:date>
    <meta:editing-duration>P26DT8H36M27S</meta:editing-duration>
    <meta:editing-cycles>1143</meta:editing-cycles>
    <meta:generator>LibreOffice/7.1.3.2$Windows_X86_64 LibreOffice_project/47f78053abe362b9384784d31a6e56f8511eb1c1</meta:generator>
    <meta:document-statistic meta:table-count="2" meta:cell-count="1685" meta:object-count="0"/>
  </office:meta>
</office:document-meta>
</file>